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300000013313157F0.png"/>
  <manifest:file-entry manifest:media-type="image/png" manifest:full-path="Pictures/100000000000001300000013F2A0B73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bitmap" draw:fill-color="#99ccff" draw:fill-gradient-name="Gradient_20_1" draw:fill-hatch-name="Black_20_0_20_Degrees" draw:fill-image-name="nav_5f_up" draw:fill-image-width="0cm" draw:fill-image-height="0cm" style:repeat="stretch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808080" draw:fill-gradient-name="Gradient_20_1" draw:fill-hatch-name="Black_20_0_20_Degrees" draw:fill-image-name="nav_5f_home" draw:fill-image-width="0cm" draw:fill-image-height="0cm" style:repeat="stretch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_20_1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7.5cm" svg:height="5cm" svg:x="9.5cm" svg:y="6cm">
          <text:p/>
        </draw:rect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>
        <draw:rect draw:style-name="gr3" draw:text-style-name="P1" draw:layer="layout" svg:width="7cm" svg:height="5cm" svg:x="9.5cm" svg:y="6cm">
          <text:p/>
        </draw:rect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nav_5f_home" draw:display-name="nav_home" xlink:href="Pictures/100000000000001300000013F2A0B733.png" xlink:type="simple" xlink:show="embed" xlink:actuate="onLoad"/>
    <draw:fill-image draw:name="nav_5f_up" draw:display-name="nav_up" xlink:href="Pictures/100000000000001300000013313157F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nav_5f_up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solid" draw:fill-color="#808080" draw:fill-image-name="nav_5f_home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nav_5f_up" draw:fill-image-width="0cm" draw:fill-image-height="0cm"/>
    </style:style>
    <style:style style:name="Mdp2" style:family="drawing-page">
      <style:drawing-page-properties draw:background-size="border" draw:fill="solid" draw:fill-color="#808080" draw:fill-image-name="nav_5f_hom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0cm" svg:height="0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21-07-16T13:49:20</meta:creation-date>
    <meta:editing-duration>PT00H09M11S</meta:editing-duration>
    <meta:editing-cycles>2</meta:editing-cycles>
    <dc:date>2021-07-16T13:58:29</dc:date>
    <meta:document-statistic meta:object-count="38"/>
    <meta:generator>OpenOffice.org/3.0$Linux OpenOffice.org_project/300m15$Build-9379</meta:generator>
  </office:meta>
</office:document-meta>
</file>